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F2000000E1307D660E1B606AA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3" style:family="paragraph" style:parent-style-name="Header">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line-height="100%" fo:text-align="justify" style:justify-single-word="false"/>
    </style:style>
    <style:style style:name="P6" style:family="paragraph" style:parent-style-name="Heading_20_1">
      <style:paragraph-properties fo:break-before="page"/>
    </style:style>
    <style:style style:name="P7" style:family="paragraph" style:parent-style-name="Contents_20_2">
      <style:paragraph-properties>
        <style:tab-stops>
          <style:tab-stop style:position="6.9181in" style:type="right" style:leader-style="dotted" style:leader-text="."/>
        </style:tab-stops>
      </style:paragraph-properties>
    </style:style>
    <style:style style:name="P8" style:family="paragraph" style:parent-style-name="Contents_20_1">
      <style:paragraph-properties>
        <style:tab-stops>
          <style:tab-stop style:position="6.9181in" style:type="right" style:leader-style="dotted" style:leader-text="."/>
        </style:tab-stops>
      </style:paragraph-properties>
    </style:style>
    <style:style style:name="P9" style:family="paragraph" style:parent-style-name="No_20_Spacing">
      <style:text-properties officeooo:rsid="00162396" officeooo:paragraph-rsid="00162396"/>
    </style:style>
    <style:style style:name="P10" style:family="paragraph" style:parent-style-name="No_20_Spacing">
      <style:text-properties officeooo:rsid="00162396" officeooo:paragraph-rsid="001ff603"/>
    </style:style>
    <style:style style:name="P11" style:family="paragraph" style:parent-style-name="Contents_20_3">
      <style:paragraph-properties>
        <style:tab-stops>
          <style:tab-stop style:position="6.9181in" style:type="right" style:leader-style="dotted" style:leader-text="."/>
        </style:tab-stops>
      </style:paragraph-properties>
    </style:style>
    <style:style style:name="P12" style:family="paragraph" style:parent-style-name="Contents_20_4">
      <style:paragraph-properties>
        <style:tab-stops>
          <style:tab-stop style:position="6.9181in" style:type="right" style:leader-style="dotted" style:leader-text="."/>
        </style:tab-stops>
      </style:paragraph-properties>
    </style:style>
    <style:style style:name="P13"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14" style:family="paragraph" style:parent-style-name="Standard">
      <style:paragraph-properties fo:text-align="center" style:justify-single-word="false"/>
      <style:text-properties fo:font-size="12pt" style:font-size-asian="12pt"/>
    </style:style>
    <style:style style:name="P15" style:family="paragraph" style:parent-style-name="Standard" style:list-style-name="L1">
      <style:text-properties officeooo:rsid="00162396" officeooo:paragraph-rsid="00162396"/>
    </style:style>
    <style:style style:name="P16" style:family="paragraph" style:parent-style-name="Standard" style:list-style-name="L1">
      <style:text-properties officeooo:rsid="00164ed5" officeooo:paragraph-rsid="00164ed5"/>
    </style:style>
    <style:style style:name="P17" style:family="paragraph" style:parent-style-name="Standard" style:list-style-name="L1">
      <style:text-properties officeooo:rsid="002137d1" officeooo:paragraph-rsid="002137d1"/>
    </style:style>
    <style:style style:name="P18" style:family="paragraph" style:parent-style-name="Standard" style:list-style-name="L1">
      <style:text-properties officeooo:rsid="002ba14c" officeooo:paragraph-rsid="002ba14c"/>
    </style:style>
    <style:style style:name="P19" style:family="paragraph" style:parent-style-name="Heading_20_2">
      <style:text-properties fo:language="de" fo:country="DE"/>
    </style:style>
    <style:style style:name="P20" style:family="paragraph" style:parent-style-name="Heading_20_3">
      <style:text-properties fo:language="de" fo:country="DE"/>
    </style:style>
    <style:style style:name="P2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P2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P23"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P24"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P25" style:family="paragraph" style:parent-style-name="Title" style:master-page-name="Standard">
      <style:paragraph-properties fo:text-align="center" style:justify-single-word="false" style:page-number="auto"/>
      <style:text-properties fo:language="en" fo:country="US"/>
    </style:style>
    <style:style style:name="P26" style:family="paragraph" style:parent-style-name="No_20_Spacing" style:list-style-name="L2">
      <style:text-properties officeooo:rsid="001dd4d6" officeooo:paragraph-rsid="001dd4d6"/>
    </style:style>
    <style:style style:name="P27" style:family="paragraph" style:parent-style-name="No_20_Spacing" style:list-style-name="L2">
      <style:text-properties officeooo:rsid="001f15da" officeooo:paragraph-rsid="001f15da"/>
    </style:style>
    <style:style style:name="P28" style:family="paragraph" style:parent-style-name="No_20_Spacing" style:list-style-name="L2">
      <style:text-properties officeooo:rsid="002137d1" officeooo:paragraph-rsid="002137d1"/>
    </style:style>
    <style:style style:name="P29" style:family="paragraph" style:parent-style-name="No_20_Spacing" style:list-style-name="L2">
      <style:text-properties officeooo:rsid="002304ba" officeooo:paragraph-rsid="00297fb1"/>
    </style:style>
    <style:style style:name="P30" style:family="paragraph" style:parent-style-name="No_20_Spacing" style:list-style-name="L2">
      <style:text-properties officeooo:rsid="00248109" officeooo:paragraph-rsid="00248109"/>
    </style:style>
    <style:style style:name="P31" style:family="paragraph" style:parent-style-name="No_20_Spacing" style:list-style-name="L3">
      <style:text-properties officeooo:rsid="00162396" officeooo:paragraph-rsid="001ff603"/>
    </style:style>
    <style:style style:name="P32" style:family="paragraph" style:parent-style-name="No_20_Spacing">
      <style:text-properties officeooo:rsid="00162396" officeooo:paragraph-rsid="00162396"/>
    </style:style>
    <style:style style:name="P33" style:family="paragraph" style:parent-style-name="No_20_Spacing" style:list-style-name="L3">
      <style:text-properties fo:font-weight="bold" officeooo:rsid="00162396" officeooo:paragraph-rsid="001ff603" style:font-weight-asian="bold" style:font-weight-complex="bold"/>
    </style:style>
    <style:style style:name="P34" style:family="paragraph" style:parent-style-name="No_20_Spacing" style:list-style-name="L2">
      <style:text-properties officeooo:rsid="002bc57a" officeooo:paragraph-rsid="002bc57a"/>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5239f" style:font-size-asian="12pt"/>
    </style:style>
    <style:style style:name="T4" style:family="text">
      <style:text-properties fo:language="de" fo:country="DE"/>
    </style:style>
    <style:style style:name="T5" style:family="text">
      <style:text-properties fo:font-weight="bold" style:font-weight-asian="bold" style:font-weight-complex="bold"/>
    </style:style>
    <style:style style:name="T6" style:family="text">
      <style:text-properties fo:font-weight="bold" officeooo:rsid="001f15da" style:font-weight-asian="bold" style:font-weight-complex="bold"/>
    </style:style>
    <style:style style:name="T7" style:family="text">
      <style:text-properties fo:font-size="13pt" fo:font-weight="bold" style:font-size-asian="13pt" style:font-weight-asian="bold" style:font-size-complex="13pt" style:font-weight-complex="bold"/>
    </style:style>
    <style:style style:name="T8" style:family="text">
      <style:text-properties fo:font-weight="normal" officeooo:rsid="001a6569" style:font-weight-asian="normal" style:font-weight-complex="normal"/>
    </style:style>
    <style:style style:name="T9" style:family="text">
      <style:text-properties fo:font-weight="normal" officeooo:rsid="001c7e8b" style:font-weight-asian="normal" style:font-weight-complex="normal"/>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18b31c"/>
    </style:style>
    <style:style style:name="T12" style:family="text">
      <style:text-properties officeooo:rsid="001a6569"/>
    </style:style>
    <style:style style:name="T13" style:family="text">
      <style:text-properties officeooo:rsid="001f15da"/>
    </style:style>
    <style:style style:name="T14" style:family="text">
      <style:text-properties officeooo:rsid="002137d1"/>
    </style:style>
    <style:style style:name="T15" style:family="text">
      <style:text-properties officeooo:rsid="00275f72"/>
    </style:style>
    <style:style style:name="T16" style:family="text">
      <style:text-properties officeooo:rsid="00297fb1"/>
    </style:style>
    <style:style style:name="T17" style:family="text">
      <style:text-properties officeooo:rsid="002a4ef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atabases Project – Spring 2019<text:bookmark text:name="_GoBack"/></text:p>
      <text:p text:style-name="P14">Team No:</text:p>
      <text:p text:style-name="P4"><text:span text:style-name="T2">Names: </text:span><text:span text:style-name="T3">Valentyna Pavliv , Yann Gaboud , Nazli Deniz Uzuner</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Contents<text:tab/>1</text:p>
          <text:p text:style-name="P8">Deliverable 1<text:tab/>2</text:p>
          <text:p text:style-name="P7">Assumptions<text:tab/>2</text:p>
          <text:p text:style-name="P7">Entity Relationship Schema<text:tab/>2</text:p>
          <text:p text:style-name="P11">Schema<text:tab/>2</text:p>
          <text:p text:style-name="P11">Description<text:tab/>2</text:p>
          <text:p text:style-name="P7"><text:span text:style-name="T4">Relational Schema</text:span><text:tab/>2</text:p>
          <text:p text:style-name="P11"><text:span text:style-name="T4">ER schema to Relational schema</text:span><text:tab/>2</text:p>
          <text:p text:style-name="P11">DDL<text:tab/>3</text:p>
          <text:p text:style-name="P7">General Comments<text:tab/>3</text:p>
          <text:p text:style-name="P8">Deliverable 2<text:tab/>4</text:p>
          <text:p text:style-name="P7">Assumptions<text:tab/>4</text:p>
          <text:p text:style-name="P7">Data Loading<text:tab/>4</text:p>
          <text:p text:style-name="P7">Query Implementation<text:tab/>4</text:p>
          <text:p text:style-name="P11">Query a:<text:tab/>4</text:p>
          <text:p text:style-name="P12">Description of logic:<text:tab/>4</text:p>
          <text:p text:style-name="P12">SQL statement<text:tab/>4</text:p>
          <text:p text:style-name="P7">Interface<text:tab/>4</text:p>
          <text:p text:style-name="P11">Design logic Description<text:tab/>4</text:p>
          <text:p text:style-name="P11">Screenshots<text:tab/>4</text:p>
          <text:p text:style-name="P7">General Comments<text:tab/>4</text:p>
          <text:p text:style-name="P8">Deliverable 3<text:tab/>5</text:p>
          <text:p text:style-name="P8"><text:soft-page-break/>Assumptions<text:tab/>5</text:p>
          <text:p text:style-name="P7">Query Implementation<text:tab/>5</text:p>
          <text:p text:style-name="P11">Query a:<text:tab/>5</text:p>
          <text:p text:style-name="P12">Description of logic:<text:tab/>5</text:p>
          <text:p text:style-name="P12">SQL statement<text:tab/>5</text:p>
          <text:p text:style-name="P7">Query Analysis<text:tab/>5</text:p>
          <text:p text:style-name="P11">Selected Queries (and why)<text:tab/>5</text:p>
          <text:p text:style-name="P12">Query 1<text:tab/>5</text:p>
          <text:p text:style-name="P12">Query 2<text:tab/>5</text:p>
          <text:p text:style-name="P12">Query 3<text:tab/>5</text:p>
          <text:p text:style-name="P8">Interface<text:tab/>6</text:p>
          <text:p text:style-name="P11">Design logic Description<text:tab/>6</text:p>
          <text:p text:style-name="P11">Screenshots<text:tab/>6</text:p>
          <text:p text:style-name="P8">General Comments<text:tab/>6</text:p>
          <text:p text:style-name="Standard"/>
        </text:index-body>
      </text:table-of-content>
      <text:h text:style-name="Heading_20_1" text:outline-level="1"/>
      <text:h text:style-name="Heading_20_1" text:outline-level="1"><text:bookmark-start text:name="_Toc506900031"/>Deliverable 1<text:bookmark-end text:name="_Toc506900031"/></text:h>
      <text:h text:style-name="Heading_20_2" text:outline-level="2"><text:bookmark-start text:name="_Toc506900032"/>Assumptions<text:bookmark-end text:name="_Toc506900032"/></text:h>
      <text:h text:style-name="Heading_20_2" text:outline-level="2"/>
      <text:list xml:id="list253213625" text:style-name="L1">
        <text:list-item>
          <text:p text:style-name="P15">Each listing has a host.</text:p>
        </text:list-item>
        <text:list-item>
          <text:p text:style-name="P16">Id ‘s of entities such as host_id, reviewer_id, listings_id are unique.</text:p>
        </text:list-item>
        <text:list-item>
          <text:p text:style-name="P17">Each location(represented by latitude and longitude) has one listing</text:p>
        </text:list-item>
        <text:list-item>
          <text:p text:style-name="P18">Given a date and a listing we could have one pricing and availability informantion. </text:p>
        </text:list-item>
      </text:list>
      <text:h text:style-name="Heading_20_2" text:outline-level="2"><text:soft-page-break/></text:h>
      <text:h text:style-name="Heading_20_2" text:outline-level="2"/>
      <text:h text:style-name="Heading_20_2" text:outline-level="2"/>
      <text:h text:style-name="Heading_20_2" text:outline-level="2"><text:bookmark-start text:name="_Toc506900033"/>Entity Relationship Schema<text:bookmark-end text:name="_Toc506900033"/></text:h>
      <text:h text:style-name="Heading_20_3" text:outline-level="3"><text:bookmark-start text:name="_Toc506900034"/>Schema<text:bookmark-end text:name="_Toc506900034"/></text:h>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h text:style-name="Heading_20_3" text:outline-level="3"><text:soft-page-break/></text:h>
      <text:h text:style-name="Heading_20_3" text:outline-level="3"/>
      <text:h text:style-name="Heading_20_3" text:outline-level="3"><text:bookmark-start text:name="_Toc506900035"/>Description<text:bookmark-end text:name="_Toc506900035"/></text:h>
      <text:p text:style-name="P9"><text:span text:style-name="T7">Entities :</text:span> </text:p>
      <text:list xml:id="list1956890496" text:style-name="L2">
        <text:list-item>
          <text:p text:style-name="P26"><text:span text:style-name="T5">USER :</text:span> User is an entity that represents users reviewing and hosting in Airbnb. Each user may or may not have one or more than one review but each review has one and only one user. </text:p>
        </text:list-item>
        <text:list-item>
          <text:p text:style-name="P26"><text:span text:style-name="T5">HOST :</text:span> A host is a user since it has a unique id and a name. Each listing has one host but each host can host more than one listings. <text:span text:style-name="T15">A host’s existance doesn’t depend on listing. </text:span></text:p>
        </text:list-item>
        <text:list-item>
          <text:p text:style-name="P26"><text:span text:style-name="T6">REVIEW SCORES :</text:span><text:span text:style-name="T13"> Review scores </text:span>is not a weak entity since it hasn’t got a unique id and since it could only be presented but an id of another entity. Each review score has one listing and each review <text:span text:style-name="T13">score has one listing</text:span></text:p>
        </text:list-item>
        <text:list-item>
          <text:p text:style-name="P27"><text:span text:style-name="T5">PRICING : </text:span>Pricing is a weak entity for the same reason as review scores. This weak entity represent payment informations such as price , cleaning fee ...Each listing has one pricing and each pricing has one listing . <text:span text:style-name="T16">If a listing is removed from the database the pricing information related to that listing should also be removed. </text:span></text:p>
        </text:list-item>
        <text:list-item>
          <text:p text:style-name="P27"><text:span text:style-name="T5">BOOKING POLICY : </text:span><text:span text:style-name="T14">Booking policy is also a weak entity because of the same reasons given above(it has no unique id , it could only be presented by a unique id of another entity). Each listing has one booking policy and each booking policy has one listing. If a listing is removed from the database the relevant booking information should also be removed.</text:span></text:p>
        </text:list-item>
        <text:list-item>
          <text:p text:style-name="P28"><text:span text:style-name="T5">LOCATION : </text:span>Location is an entity representing location of the listing. It is an entity since it is a real world object, unlike pricing and booking policy a location has a unique id that could differ it from other locations : combination of <text:s/>latitude, longitude. Each listing has one location and each location has one listing(since we can’t have two listings in the same location)</text:p>
        </text:list-item>
        <text:list-item>
          <text:p text:style-name="P29"><text:span text:style-name="T5">HOUSE :</text:span> House is a weak entity since <text:span text:style-name="T15">houses doesn’t have their own key. If the listing no longer exists the house will no longer exist sincee each house has one listing.Each location has one house and each house has one location. If a location is removed from the database the house on that location should also be removed.</text:span></text:p>
        </text:list-item>
        <text:list-item>
          <text:p text:style-name="P30"><text:span text:style-name="T5">CALENDAR : </text:span>Calendar is an entity representing <text:s/><text:span text:style-name="T17">the avalabilities <text:s/>and pricing of a listing on a given date. Calender’s key is a combination of (date, listing_id) . Each Calendar has one and only listing but a listing may have multiple date informations.</text:span></text:p>
        </text:list-item>
        <text:list-item>
          <text:p text:style-name="P34"><text:span text:style-name="T5">AMENITIES :</text:span> Amenities is a weak entity representing the amenities of a given listing. Amenities has two attributes ,amenities and access , and a foreign key : listing_id. <text:s/>If a listing_id is removed from the database the amenities should also be removed. Each listing has exactly one amenity and an amenitiy has exactly one listing.</text:p>
        </text:list-item>
      </text:list>
      <text:p text:style-name="P9"/>
      <text:p text:style-name="P9"/>
      <text:p text:style-name="P9"/>
      <text:p text:style-name="P9"/>
      <text:h text:style-name="P19" text:outline-level="2"><text:bookmark-start text:name="_Toc506900036"/><text:soft-page-break/>Relational Schema<text:bookmark-end text:name="_Toc506900036"/></text:h>
      <text:h text:style-name="P20" text:outline-level="3"><text:bookmark-start text:name="_Toc506900037"/>ER schema to Relational schema<text:bookmark-end text:name="_Toc506900037"/></text:h>
      <text:p text:style-name="P10"/>
      <text:list xml:id="list3447169869" text:style-name="L3">
        <text:list-item>
          <text:p text:style-name="P31"><text:span text:style-name="T5">User : </text:span>Represents users of Airbnb. User entity has an id as a primary key and a name as an attribute. The reason why we have an entity named “User” is that host and reviewer have both an id and a name and they are both Users . </text:p>
        </text:list-item>
        <text:list-item>
          <text:p text:style-name="P31"><text:span text:style-name="T5"><text:s/>Host : </text:span>Host <text:span text:style-name="T11">represents the host of a given listing. We though that it should be an entity since each host has it’s own primary key(unique id) and has attributes such as name , url, response time and rate, picture url, since( The</text:span> <text:s/>date that the host has started <text:s/>working with <text:s/>Airbnb<text:span text:style-name="T11">) , thumbnail_url, host_neighbourhood and verifications. We combined attributes related to host .</text:span> Each listing Host<text:span text:style-name="T10"> IS A</text:span><text:span text:style-name="T5"> </text:span>User since a host is a user of Airbnb <text:span text:style-name="T11">that has an id as the primary key and each host as a nime like indicated above.</text:span></text:p>
        </text:list-item>
        <text:list-item>
          <text:p text:style-name="P33"><text:span text:style-name="T12">Review : </text:span><text:span text:style-name="T8"><text:s/>This entity</text:span><text:span text:style-name="T12"> </text:span><text:span text:style-name="T8">represents reviews. Each review has a unique id which is the primary key of <text:s/>Review. Review has two foreign keys ,one of them is the reviewer id and the other one is the listings id. Both of these attributes are the principal keys of other entities : Reviewer and Listings. </text:span><text:span text:style-name="T9">Ea</text:span><text:span text:style-name="T8"> </text:span></text:p>
          <text:p text:style-name="P31"/>
        </text:list-item>
      </text:list>
      <text:h text:style-name="Heading_20_3" text:outline-level="3"><text:bookmark-start text:name="_Toc506900038"/>DDL<text:bookmark-end text:name="_Toc506900038"/></text:h>
      <text:p text:style-name="No_20_Spacing">&lt;Provide the DDL&gt;</text:p>
      <text:h text:style-name="Heading_20_2" text:outline-level="2"><text:bookmark-start text:name="_Toc506900039"/>General Comments<text:bookmark-end text:name="_Toc506900039"/></text:h>
      <text:p text:style-name="No_20_Spacing">&lt;In this section write general comments about your deliverable (comments and work allocation between team members&gt;</text:p>
      <text:p text:style-name="P2"/>
      <text:h text:style-name="P6" text:outline-level="1"><text:bookmark-start text:name="_Toc506900040"/>Deliverable 2<text:bookmark-end text:name="_Toc506900040"/></text:h>
      <text:p text:style-name="Standard"/>
      <text:h text:style-name="Heading_20_2" text:outline-level="2"><text:bookmark-start text:name="_Toc506900041"/>Assumptions<text:bookmark-end text:name="_Toc506900041"/></text:h>
      <text:p text:style-name="No_20_Spacing">&lt;In this section write down the assumptions you made about the data. Write a sentence for each assumption you made&gt;</text:p>
      <text:h text:style-name="Heading_20_2" text:outline-level="2"><text:bookmark-start text:name="_Toc506900042"/>Data Loading<text:bookmark-end text:name="_Toc506900042"/></text:h>
      <text:h text:style-name="Heading_20_2" text:outline-level="2"><text:bookmark-start text:name="_Toc506900043"/>Query Implementation<text:bookmark-end text:name="_Toc506900043"/></text:h>
      <text:p text:style-name="No_20_Spacing">&lt;For each query&gt;</text:p>
      <text:h text:style-name="Heading_20_3" text:outline-level="3"><text:bookmark-start text:name="_Toc506900044"/>Query a:<text:bookmark-end text:name="_Toc506900044"/></text:h>
      <text:h text:style-name="Heading_20_4" text:outline-level="4"><text:bookmark-start text:name="_Toc506900045"/>Description of logic:<text:bookmark-end text:name="_Toc506900045"/></text:h>
      <text:p text:style-name="No_20_Spacing">&lt;What does the query do and how do I decide to solve it&gt;</text:p>
      <text:h text:style-name="Heading_20_4" text:outline-level="4"><text:bookmark-start text:name="_Toc506900046"/>SQL statement<text:bookmark-end text:name="_Toc506900046"/></text:h>
      <text:p text:style-name="No_20_Spacing">&lt;The SQL statement&gt;</text:p>
      <text:h text:style-name="Heading_20_2" text:outline-level="2"><text:bookmark-start text:name="_Toc506900047"/>Interface<text:bookmark-end text:name="_Toc506900047"/></text:h>
      <text:h text:style-name="Heading_20_3" text:outline-level="3"><text:bookmark-start text:name="_Toc506900048"/>Design logic Description<text:bookmark-end text:name="_Toc506900048"/></text:h>
      <text:p text:style-name="No_20_Spacing">&lt;Describe the general logic of your design as well as the technology you decided to use&gt;</text:p>
      <text:h text:style-name="Heading_20_3" text:outline-level="3"><text:bookmark-start text:name="_Toc506900049"/>Screenshots<text:bookmark-end text:name="_Toc506900049"/></text:h>
      <text:p text:style-name="No_20_Spacing">&lt;Provide some initial screen shots of your interface&gt;</text:p>
      <text:h text:style-name="Heading_20_2" text:outline-level="2"><text:bookmark-start text:name="_Toc506900050"/>General Comments<text:bookmark-end text:name="_Toc506900050"/></text:h>
      <text:p text:style-name="P5">&lt;In this section write general comments about your deliverable (comments and work allocation between team members&gt;</text:p>
      <text:p text:style-name="P5"/>
      <text:h text:style-name="P6" text:outline-level="1"><text:bookmark-start text:name="_Toc506900051"/>Deliverable 3<text:bookmark-end text:name="_Toc506900051"/></text:h>
      <text:h text:style-name="Heading_20_1" text:outline-level="1"><text:bookmark-start text:name="_Toc506900052"/>Assumptions<text:bookmark-end text:name="_Toc506900052"/></text:h>
      <text:p text:style-name="No_20_Spacing">&lt;In this section write down the assumptions you made about the data. Write a sentence for each assumption you made&gt;</text:p>
      <text:h text:style-name="Heading_20_2" text:outline-level="2"><text:bookmark-start text:name="_Toc506900053"/>Query Implementation<text:bookmark-end text:name="_Toc506900053"/></text:h>
      <text:p text:style-name="No_20_Spacing">&lt;For each query&gt;</text:p>
      <text:h text:style-name="Heading_20_3" text:outline-level="3"><text:bookmark-start text:name="_Toc506900054"/>Query a:<text:bookmark-end text:name="_Toc506900054"/></text:h>
      <text:h text:style-name="Heading_20_4" text:outline-level="4"><text:bookmark-start text:name="_Toc506900055"/>Description of logic:<text:bookmark-end text:name="_Toc506900055"/></text:h>
      <text:p text:style-name="No_20_Spacing">&lt;What does the query do and how do I decide to solve it&gt;</text:p>
      <text:h text:style-name="Heading_20_4" text:outline-level="4"><text:bookmark-start text:name="_Toc506900056"/>SQL statement<text:bookmark-end text:name="_Toc506900056"/></text:h>
      <text:p text:style-name="No_20_Spacing">&lt;The SQL statement&gt;</text:p>
      <text:h text:style-name="Heading_20_2" text:outline-level="2"><text:bookmark-start text:name="_Toc506900057"/>Query Analysis<text:bookmark-end text:name="_Toc506900057"/></text:h>
      <text:h text:style-name="Heading_20_3" text:outline-level="3"><text:bookmark-start text:name="_Toc506900058"/>Selected Queries (and why)<text:bookmark-end text:name="_Toc506900058"/></text:h>
      <text:p text:style-name="Standard"/>
      <text:h text:style-name="Heading_20_4" text:outline-level="4"><text:bookmark-start text:name="_Toc506900059"/>Query 1<text:bookmark-end text:name="_Toc506900059"/></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0"/>Query 2<text:bookmark-end text:name="_Toc506900060"/></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Query 3<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1" text:outline-level="1"><text:bookmark-start text:name="_Toc506900062"/><text:soft-page-break/>Interface<text:bookmark-end text:name="_Toc506900062"/></text:h>
      <text:h text:style-name="Heading_20_3" text:outline-level="3"><text:bookmark-start text:name="_Toc506900063"/>Design logic Description<text:bookmark-end text:name="_Toc506900063"/></text:h>
      <text:p text:style-name="No_20_Spacing">&lt;Describe the general logic of your design as well as the technology you decided to use&gt;</text:p>
      <text:h text:style-name="Heading_20_3" text:outline-level="3"><text:bookmark-start text:name="_Toc506900064"/>Screenshots<text:bookmark-end text:name="_Toc506900064"/></text:h>
      <text:p text:style-name="No_20_Spacing">&lt;Provide some initial screen shots of your interface&gt;</text:p>
      <text:h text:style-name="Heading_20_1" text:outline-level="1"><text:bookmark-start text:name="_Toc506900065"/>General Comments<text:bookmark-end text:name="_Toc506900065"/></text:h>
      <text:p text:style-name="P5">&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in" fo:margin-right="0in" fo:margin-top="0in" fo:margin-bottom="0in" loext:contextual-spacing="false" fo:line-height="200%" fo:text-align="justify" style:justify-single-word="false" fo:orphans="0" fo:widows="0" fo:text-indent="0.2362in"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fo:language="el" fo:country="GR" style:font-size-asian="26pt" style:font-size-complex="26pt"/>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1665in" fo:margin-bottom="0in"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fo:font-family="Calibri"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fo:font-family="Calibri"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618in" fo:margin-left="-0.075in" fo:margin-top="0in" fo:margin-bottom="0in" table:align="left" style:writing-mode="lr-tb"/>
    </style:style>
    <style:style style:name="Table1.A" style:family="table-column">
      <style:table-column-properties style:column-width="4.0951in"/>
    </style:style>
    <style:style style:name="Table1.B" style:family="table-column">
      <style:table-column-properties style:column-width="2.8667in"/>
    </style:style>
    <style:style style:name="Table1.1" style:family="table-row">
      <style:table-row-properties style:min-row-height="0.7771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MP3"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in" fo:margin-bottom="0in"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45in" fo:margin-bottom="1.2799in" fo:margin-left="0.7874in" fo:margin-right="0.7874in" style:writing-mode="lr-tb" style:layout-grid-color="#c0c0c0" style:layout-grid-lines="35" style:layout-grid-base-height="0.25in" style:layout-grid-ruby-height="0in" style:layout-grid-mode="none" style:layout-grid-ruby-below="false" style:layout-grid-print="false" style:layout-grid-display="false" style:layout-grid-base-width="0.1453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3535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Picture" text:anchor-type="as-char" svg:width="1.6043in" svg:height="0.7189in" draw:z-index="7"><draw:image xlink:href="Pictures/10000000000001F2000000E1307D660E1B606AA2.jpg" xlink:type="simple" xlink:show="embed" xlink:actuate="onLoad" loext:mime-type="image/jpeg"/><svg:desc>C:\Documents and Settings\manos\Desktop\epfl_logo.jp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20</meta:editing-cycles>
    <meta:print-date>2016-02-28T19:29:00</meta:print-date>
    <meta:creation-date>2017-02-27T21:22:00</meta:creation-date>
    <dc:date>2019-03-23T10:44:56.510464405</dc:date>
    <dc:language>en-US</dc:language>
    <meta:editing-duration>PT45M9S</meta:editing-duration>
    <meta:generator>LibreOffice/6.0.7.3$Linux_X86_64 LibreOffice_project/00m0$Build-3</meta:generator>
    <meta:document-statistic meta:table-count="1" meta:image-count="1" meta:object-count="0" meta:page-count="8" meta:paragraph-count="130" meta:word-count="1147" meta:character-count="6615" meta:non-whitespace-character-count="5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